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4pt" fo:font-weight="bold" officeooo:rsid="000a491e" officeooo:paragraph-rsid="000a491e" style:font-size-asian="12.25pt" style:font-weight-asian="bold" style:font-size-complex="14pt" style:font-weight-complex="bold"/>
    </style:style>
    <style:style style:name="P2" style:family="paragraph" style:parent-style-name="Standard">
      <style:text-properties style:font-name="Arial" fo:font-size="14pt" fo:font-weight="bold" officeooo:rsid="000a491e" officeooo:paragraph-rsid="000c461c" style:font-size-asian="12.25pt" style:font-weight-asian="bold" style:font-size-complex="14pt" style:font-weight-complex="bold"/>
    </style:style>
    <style:style style:name="P3" style:family="paragraph" style:parent-style-name="Standard">
      <style:text-properties style:font-name="Arial" fo:font-size="14pt" fo:font-weight="bold" officeooo:rsid="000c461c" officeooo:paragraph-rsid="000c461c" style:font-size-asian="12.25pt" style:font-weight-asian="bold" style:font-size-complex="14pt" style:font-weight-complex="bold"/>
    </style:style>
    <style:style style:name="P4" style:family="paragraph" style:parent-style-name="Standard">
      <style:text-properties style:font-name="Arial" fo:font-size="14pt" fo:font-weight="bold" officeooo:rsid="000dc6b3" officeooo:paragraph-rsid="000dc6b3" style:font-size-asian="12.25pt" style:font-weight-asian="bold" style:font-size-complex="14pt" style:font-weight-complex="bold"/>
    </style:style>
    <style:style style:name="P5" style:family="paragraph" style:parent-style-name="Standard">
      <style:text-properties style:font-name="Arial" fo:font-size="14pt" fo:font-weight="bold" officeooo:rsid="000e41ab" officeooo:paragraph-rsid="000e41ab" style:font-size-asian="12.25pt" style:font-weight-asian="bold" style:font-size-complex="14pt" style:font-weight-complex="bold"/>
    </style:style>
    <style:style style:name="P6" style:family="paragraph" style:parent-style-name="Standard">
      <style:text-properties style:font-name="Arial" fo:font-size="14pt" fo:font-weight="bold" officeooo:rsid="0011767d" officeooo:paragraph-rsid="0011767d" style:font-size-asian="12.25pt" style:font-weight-asian="bold" style:font-size-complex="14pt" style:font-weight-complex="bold"/>
    </style:style>
    <style:style style:name="P7" style:family="paragraph" style:parent-style-name="Standard">
      <style:text-properties style:font-name="Arial" fo:font-size="14pt" fo:font-weight="bold" officeooo:rsid="0013102d" officeooo:paragraph-rsid="0013102d" style:font-size-asian="12.25pt" style:font-weight-asian="bold" style:font-size-complex="14pt" style:font-weight-complex="bold"/>
    </style:style>
    <style:style style:name="P8" style:family="paragraph" style:parent-style-name="Standard">
      <style:text-properties style:font-name="Arial" fo:font-size="12pt" fo:font-weight="normal" officeooo:rsid="000a491e" officeooo:paragraph-rsid="000a491e" style:font-size-asian="10.5pt" style:font-weight-asian="normal" style:font-size-complex="12pt" style:font-weight-complex="normal"/>
    </style:style>
    <style:style style:name="P9" style:family="paragraph" style:parent-style-name="Standard">
      <style:text-properties style:font-name="Arial" fo:font-size="12pt" fo:font-weight="normal" officeooo:rsid="000c461c" officeooo:paragraph-rsid="000c461c" style:font-size-asian="10.5pt" style:font-weight-asian="normal" style:font-size-complex="12pt" style:font-weight-complex="normal"/>
    </style:style>
    <style:style style:name="P10" style:family="paragraph" style:parent-style-name="Standard">
      <style:text-properties officeooo:paragraph-rsid="0014d754"/>
    </style:style>
    <style:style style:name="P11" style:family="paragraph" style:parent-style-name="Standard">
      <style:text-properties officeooo:rsid="00174411" officeooo:paragraph-rsid="00174411"/>
    </style:style>
    <style:style style:name="P12" style:family="paragraph" style:parent-style-name="Standard">
      <style:text-properties officeooo:paragraph-rsid="00174411"/>
    </style:style>
    <style:style style:name="P13" style:family="paragraph" style:parent-style-name="Standard">
      <style:text-properties officeooo:rsid="00185dd3" officeooo:paragraph-rsid="00185dd3"/>
    </style:style>
    <style:style style:name="P14" style:family="paragraph" style:parent-style-name="Standard">
      <style:text-properties officeooo:rsid="00185dd3" officeooo:paragraph-rsid="001864e2"/>
    </style:style>
    <style:style style:name="P15" style:family="paragraph" style:parent-style-name="Standard">
      <style:text-properties officeooo:paragraph-rsid="00185dd3"/>
    </style:style>
    <style:style style:name="P16" style:family="paragraph" style:parent-style-name="Standard">
      <style:text-properties officeooo:rsid="001864e2" officeooo:paragraph-rsid="001864e2"/>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c461c" style:font-size-asian="10.5pt" style:font-weight-asian="normal" style:font-size-complex="12pt" style:font-weight-complex="normal"/>
    </style:style>
    <style:style style:name="T3" style:family="text">
      <style:text-properties fo:font-size="12pt" fo:font-weight="normal" officeooo:rsid="000d37ff" style:font-size-asian="10.5pt" style:font-weight-asian="normal" style:font-size-complex="12pt" style:font-weight-complex="normal"/>
    </style:style>
    <style:style style:name="T4" style:family="text">
      <style:text-properties fo:font-size="12pt" fo:font-weight="normal" officeooo:rsid="000dc6b3" style:font-size-asian="10.5pt" style:font-weight-asian="normal" style:font-size-complex="12pt" style:font-weight-complex="normal"/>
    </style:style>
    <style:style style:name="T5" style:family="text">
      <style:text-properties fo:font-size="12pt" fo:font-weight="normal" officeooo:rsid="000f9827" style:font-size-asian="10.5pt" style:font-weight-asian="normal" style:font-size-complex="12pt" style:font-weight-complex="normal"/>
    </style:style>
    <style:style style:name="T6" style:family="text">
      <style:text-properties fo:font-size="12pt" fo:font-weight="normal" officeooo:rsid="00102a88" style:font-size-asian="10.5pt" style:font-weight-asian="normal" style:font-size-complex="12pt" style:font-weight-complex="normal"/>
    </style:style>
    <style:style style:name="T7" style:family="text">
      <style:text-properties fo:font-size="12pt" fo:font-weight="normal" officeooo:rsid="0011767d" style:font-size-asian="10.5pt" style:font-weight-asian="normal" style:font-size-complex="12pt" style:font-weight-complex="normal"/>
    </style:style>
    <style:style style:name="T8" style:family="text">
      <style:text-properties fo:font-size="12pt" fo:font-weight="normal" officeooo:rsid="0012e498" style:font-size-asian="10.5pt" style:font-weight-asian="normal" style:font-size-complex="12pt" style:font-weight-complex="normal"/>
    </style:style>
    <style:style style:name="T9" style:family="text">
      <style:text-properties style:font-name="Arial" fo:font-size="12pt" fo:font-weight="normal" style:font-size-asian="10.5pt" style:font-weight-asian="normal" style:font-size-complex="12pt" style:font-weight-complex="normal"/>
    </style:style>
    <style:style style:name="T10" style:family="text">
      <style:text-properties style:font-name="Arial" fo:font-size="12pt" fo:font-weight="normal" officeooo:rsid="0014d754" style:font-size-asian="10.5pt" style:font-weight-asian="normal" style:font-size-complex="12pt" style:font-weight-complex="normal"/>
    </style:style>
    <style:style style:name="T11" style:family="text">
      <style:text-properties style:font-name="Arial" fo:font-size="12pt" fo:font-weight="normal" officeooo:rsid="00174411" style:font-size-asian="10.5pt" style:font-weight-asian="normal" style:font-size-complex="12pt" style:font-weight-complex="normal"/>
    </style:style>
    <style:style style:name="T12" style:family="text">
      <style:text-properties style:font-name="Arial" fo:font-size="12pt" fo:font-weight="normal" officeooo:rsid="00185dd3" style:font-size-asian="10.5pt" style:font-weight-asian="normal" style:font-size-complex="12pt" style:font-weight-complex="normal"/>
    </style:style>
    <style:style style:name="T13" style:family="text">
      <style:text-properties style:font-name="Arial" fo:font-size="12pt" fo:font-weight="normal" officeooo:rsid="001864e2"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actico 2:<text:span text:style-name="T1"> Estructuras de control selectivas.<text:line-break/><text:line-break/>1 - El error en el código es el “endif” en el final, ya que en C, no se cierra un bloque con edif. Además las condiciones del if deben estar cerradas entre paréntesis ()<text:line-break/><text:line-break/>2 - Determina el número mayor entre tres.</text:span></text:p>
      <text:p text:style-name="P1"><text:span text:style-name="T1"/></text:p>
      <text:p text:style-name="P8">3 - Calculadora de suma, resta, división y multiplicación.</text:p>
      <text:p text:style-name="P1"><text:span text:style-name="T1"/></text:p>
      <text:p text:style-name="P2"><text:span text:style-name="T1">4 – </text:span><text:span text:style-name="T2">reescribiendo el bloque de código dedicado al case:<text:line-break/>if (op == ‘+’)</text:span></text:p>
      <text:p text:style-name="P9">{</text:p>
      <text:p text:style-name="P9">printf(“%d”, a+b)</text:p>
      <text:p text:style-name="P9">}</text:p>
      <text:p text:style-name="P9">else if (op == ‘-’)</text:p>
      <text:p text:style-name="P9">{</text:p>
      <text:p text:style-name="P9">printf(“%d”,a-b)</text:p>
      <text:p text:style-name="P9">}</text:p>
      <text:p text:style-name="P9">else if (op == ‘*’)</text:p>
      <text:p text:style-name="P9">{</text:p>
      <text:p text:style-name="P9">printf(“%d”,a*b)</text:p>
      <text:p text:style-name="P9">}</text:p>
      <text:p text:style-name="P9">else if (op == ‘/’)</text:p>
      <text:p text:style-name="P9">{</text:p>
      <text:p text:style-name="P9"><text:tab/>if (b != 0)</text:p>
      <text:p text:style-name="P9"><text:tab/><text:tab/>printf(“%d”, a/b)</text:p>
      <text:p text:style-name="P9"><text:tab/>else</text:p>
      <text:p text:style-name="P9"><text:tab/><text:tab/>printf(“error”)</text:p>
      <text:p text:style-name="P9">}</text:p>
      <text:p text:style-name="P9">else</text:p>
      <text:p text:style-name="P9"><text:tab/>printf(“opción no válida”)</text:p>
      <text:p text:style-name="P3"><text:span text:style-name="T1"/></text:p>
      <text:p text:style-name="P3"><text:span text:style-name="T1">5-</text:span><text:span text:style-name="T3">a </text:span><text:span text:style-name="T1">- <text:line-break/></text:span><text:span text:style-name="T3">i) </text:span><text:span text:style-name="T4">se realiza el calculo de las ventas del empleado, por ejemplo: vende 5000, por lo tanto se le calcula el 2% a 5000 y se le suma al básico que es de $1800, quedaría un resultado de (</text:span><text:span text:style-name="T5">(2/100) * </text:span><text:span text:style-name="T4">$5000) + $1800 = </text:span><text:span text:style-name="T5">(</text:span><text:span text:style-name="T4">($100) + $1800</text:span><text:span text:style-name="T5">) – ((3.5/100) * $1900)</text:span><text:span text:style-name="T4"> = </text:span><text:span text:style-name="T5">$</text:span><text:span text:style-name="T4">1.833,5 – </text:span><text:span text:style-name="T5">($1900 *(11/100)) = $1.624,5</text:span></text:p>
      <text:p text:style-name="P4"><text:span text:style-name="T1"/></text:p>
      <text:p text:style-name="P5"><text:span text:style-name="T1">5-b<text:line-break/>i) </text:span><text:span text:style-name="T6">Se </text:span><text:span text:style-name="T7">cada número se multiplica por si mismo dependiendo el exponente, si es 3 será <text:s text:c="7"/>n * n * n</text:span></text:p>
      <text:p text:style-name="P5"><text:span text:style-name="T7"/></text:p>
      <text:p text:style-name="P6"><text:span text:style-name="T1">5-c<text:line-break/>i) </text:span><text:span text:style-name="T8">se deberá calcula el volumen utilizando la formula Pi * (D^3)/6, y el area utilizando la formula Pi * (d^2)/4</text:span></text:p>
      <text:p text:style-name="P5"><text:span text:style-name="T6"/></text:p>
      <text:p text:style-name="P7"><text:span text:style-name="T6">5-</text:span><text:span text:style-name="T1">d</text:span></text:p>
      <text:p text:style-name="P10"><text:span text:style-name="T10">i)Si se quiere pasar de grados Fahrenheit a Celsius se debe utilizar la siguiente formula: </text:span><text:span text:style-name="T9">(temp Fahr. - 32.0) * 5.0 / 9.0; </text:span><text:span text:style-name="T10">y si se quiere hacer el proceso inverso se debe aplicar la siguiente: 32.0 + 1.8 * temp C. </text:span></text:p>
      <text:p text:style-name="P11"><text:span text:style-name="T10"/></text:p>
      <text:p text:style-name="P11"><text:span text:style-name="T10"/></text:p>
      <text:p text:style-name="P12"><text:soft-page-break/><text:span text:style-name="T10">8-<text:line-break/></text:span><text:span text:style-name="T12">a)</text:span></text:p>
      <text:p text:style-name="P12"><text:span text:style-name="T10">Switch (Cuenta) </text:span></text:p>
      <text:p text:style-name="P12"><text:span text:style-name="T10">{ </text:span></text:p>
      <text:p text:style-name="P12"><text:span text:style-name="T10">Case 1,2 : </text:span></text:p>
      <text:p text:style-name="P12"><text:span text:style-name="T10">Puntos = Puntos + 1; </text:span></text:p>
      <text:p text:style-name="P12"><text:span text:style-name="T10">Case 3,4 : Puntos = Puntos + 2; </text:span></text:p>
      <text:p text:style-name="P12"><text:span text:style-name="T10">Break;</text:span></text:p>
      <text:p text:style-name="P12"><text:span text:style-name="T10">Case 5,6,7,8: </text:span></text:p>
      <text:p text:style-name="P12"><text:span text:style-name="T10">Puntos = Puntos + 3;</text:span></text:p>
      <text:p text:style-name="P12"><text:span text:style-name="T11">C</text:span><text:span text:style-name="T10">ase 8,9,10 : </text:span></text:p>
      <text:p text:style-name="P12"><text:span text:style-name="T10">Puntos = Puntos + 4 </text:span></text:p>
      <text:p text:style-name="P15"><text:span text:style-name="T10">} <text:line-break/></text:span><text:span text:style-name="T11">Los errores que noto son la forma </text:span><text:span text:style-name="T12">en que case deberia ejecutar las misma instrucciones, la forma correcta seria, por ejemplo:<text:line-break/></text:span></text:p>
      <text:p text:style-name="P15"><text:span text:style-name="T12">Case 1:</text:span></text:p>
      <text:p text:style-name="P13"><text:span text:style-name="T9">Case 2:<text:line-break/>Puntos = puntos + 1;<text:line-break/>break;</text:span></text:p>
      <text:p text:style-name="P13"><text:span text:style-name="T9"/></text:p>
      <text:p text:style-name="P15"><text:span text:style-name="T12">Además en el bloque de código falta la sentencia “break;” que termina con la ejecución del bloque.<text:line-break/><text:line-break/>b)<text:line-break/></text:span><text:span text:style-name="T9">switch (Nota) </text:span></text:p>
      <text:p text:style-name="P15"><text:span text:style-name="T9">{ case 0,1,2,3 :</text:span></text:p>
      <text:p text:style-name="P15"><text:span text:style-name="T9">printf (“Aplazado”); </text:span></text:p>
      <text:p text:style-name="P15"><text:span text:style-name="T9">break; </text:span></text:p>
      <text:p text:style-name="P15"><text:span text:style-name="T9"/></text:p>
      <text:p text:style-name="P15"><text:span text:style-name="T9">case 4,5,6 :</text:span></text:p>
      <text:p text:style-name="P15"><text:span text:style-name="T9">printf (“Desaprobado”);</text:span></text:p>
      <text:p text:style-name="P15"><text:span text:style-name="T9">break; </text:span></text:p>
      <text:p text:style-name="P15"><text:span text:style-name="T9"/></text:p>
      <text:p text:style-name="P15"><text:span text:style-name="T9">case 7,9,8,10 :</text:span></text:p>
      <text:p text:style-name="P15"><text:span text:style-name="T9">printf (“Aprobado”'); </text:span></text:p>
      <text:p text:style-name="P15"><text:span text:style-name="T9">break; </text:span></text:p>
      <text:p text:style-name="P15"><text:span text:style-name="T9">}<text:line-break/><text:line-break/></text:span><text:span text:style-name="T12">El unico error que veo es la manera en que case ejecuta las mismas sentencias para</text:span><text:span text:style-name="T9"> </text:span><text:span text:style-name="T12">algunos valores.<text:line-break/>La forma correcta es colocar:<text:line-break/>Case 4:<text:line-break/>Case 5:<text:line-break/>Case 6;<text:line-break/>{</text:span></text:p>
      <text:p text:style-name="P13"><text:span text:style-name="T9">(sentencias)</text:span></text:p>
      <text:p text:style-name="P13"><text:span text:style-name="T9">}</text:span></text:p>
      <text:p text:style-name="P13"><text:span text:style-name="T9"/></text:p>
      <text:p text:style-name="P13"><text:span text:style-name="T9"/></text:p>
      <text:p text:style-name="P13"><text:span text:style-name="T9"/></text:p>
      <text:p text:style-name="P13"><text:span text:style-name="T9"/></text:p>
      <text:p text:style-name="P13"><text:soft-page-break/><text:span text:style-name="T9">switch (Simbolo) </text:span></text:p>
      <text:p text:style-name="P13"><text:span text:style-name="T9">{ </text:span></text:p>
      <text:p text:style-name="P13"><text:span text:style-name="T9">case ')','(': </text:span></text:p>
      <text:p text:style-name="P13"><text:span text:style-name="T9">printf(“%c”,simbolo); </text:span></text:p>
      <text:p text:style-name="P13"><text:span text:style-name="T9"/></text:p>
      <text:p text:style-name="P13"><text:span text:style-name="T9">case '$','#': </text:span></text:p>
      <text:p text:style-name="P13"><text:span text:style-name="T9">scanf(“%d”,&amp;valor); </text:span></text:p>
      <text:p text:style-name="P13"><text:span text:style-name="T9">printf(“%d”,valor) </text:span></text:p>
      <text:p text:style-name="P13"><text:span text:style-name="T9">break; </text:span></text:p>
      <text:p text:style-name="P13"><text:span text:style-name="T9"/></text:p>
      <text:p text:style-name="P13"><text:span text:style-name="T9">case '/' : </text:span></text:p>
      <text:p text:style-name="P13"><text:span text:style-name="T9">; </text:span></text:p>
      <text:p text:style-name="P13"><text:span text:style-name="T9">} <text:line-break/><text:line-break/>Los errores que veo </text:span><text:span text:style-name="T13">son que Case maneja solo números entero, no otro tipo de caracteres; Y en el ultimo case no coloca break. </text:span><text:span text:style-name="T9"><text:line-break/></text:span></text:p>
      <text:p text:style-name="P14"><text:span text:style-name="T9">switch (a &gt; b) </text:span></text:p>
      <text:p text:style-name="P14"><text:span text:style-name="T9">{ </text:span></text:p>
      <text:p text:style-name="P14"><text:span text:style-name="T9">case 1 : </text:span></text:p>
      <text:p text:style-name="P14"><text:span text:style-name="T9">c = b - a; </text:span></text:p>
      <text:p text:style-name="P14"><text:span text:style-name="T9">b = b + 1.0; </text:span></text:p>
      <text:p text:style-name="P14"><text:span text:style-name="T9">break; </text:span></text:p>
      <text:p text:style-name="P14"><text:span text:style-name="T9"/></text:p>
      <text:p text:style-name="P14"><text:span text:style-name="T9">case 0: </text:span></text:p>
      <text:p text:style-name="P14"><text:span text:style-name="T9">c = a - b; </text:span></text:p>
      <text:p text:style-name="P14"><text:span text:style-name="T9">if (a &lt; b) a = a + 1.0 </text:span></text:p>
      <text:p text:style-name="P14"><text:span text:style-name="T9">} </text:span></text:p>
      <text:p text:style-name="P14"><text:span text:style-name="T9"/></text:p>
      <text:p text:style-name="P16"><text:span text:style-name="T9">Falta colocar un break en el case 0, además el condicional if en el case 0 no esta cerrado con “{ }”</text:span></text:p>
      <text:p text:style-name="P16"><text:span text:style-name="T9"/></text:p>
      <text:p text:style-name="P16"><text:span text:style-name="T9">switch ((p+q)/r) </text:span></text:p>
      <text:p text:style-name="P16"><text:span text:style-name="T9">{ case 1.84: </text:span></text:p>
      <text:p text:style-name="P16"><text:span text:style-name="T9">p = p - r; </text:span></text:p>
      <text:p text:style-name="P16"><text:span text:style-name="T9">break; </text:span></text:p>
      <text:p text:style-name="P16"><text:span text:style-name="T9">case 4.25: </text:span></text:p>
      <text:p text:style-name="P16"><text:span text:style-name="T9">q = p*r+5.0; </text:span></text:p>
      <text:p text:style-name="P16"><text:span text:style-name="T9">p = p + 1.0; </text:span></text:p>
      <text:p text:style-name="P16"><text:span text:style-name="T9">case 3.3 : </text:span></text:p>
      <text:p text:style-name="P16"><text:span text:style-name="T9">printf(“%d %d”,p,q); </text:span></text:p>
      <text:p text:style-name="P16"><text:span text:style-name="T9">} </text:span></text:p>
      <text:p text:style-name="P16"><text:span text:style-name="T9"/></text:p>
      <text:p text:style-name="P16"><text:span text:style-name="T9">Case no maneja valores reales, solo enteros, ademas en el case 4.25 y case 3.3 falta la sentencia 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7T23:15:56.728000000</meta:creation-date>
    <dc:date>2024-09-01T23:36:43.246000000</dc:date>
    <meta:editing-duration>PT2H42M34S</meta:editing-duration>
    <meta:editing-cycles>7</meta:editing-cycles>
    <meta:generator>LibreOffice/24.2.2.2$Windows_X86_64 LibreOffice_project/d56cc158d8a96260b836f100ef4b4ef25d6f1a01</meta:generator>
    <meta:document-statistic meta:table-count="0" meta:image-count="0" meta:object-count="0" meta:page-count="3" meta:paragraph-count="88" meta:word-count="541" meta:character-count="2763" meta:non-whitespace-character-count="2237"/>
  </office:meta>
</office:document-meta>
</file>